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Planilha1" table:style-name="ta1">
        <table:shapes>
          <draw:frame draw:z-index="0" draw:style-name="gr1" draw:text-style-name="P1" svg:width="15.999cm" svg:height="8.999cm" svg:x="7.828cm" svg:y="1.057cm">
            <draw:object draw:notify-on-update-of-ranges="Planilha1.C2:Planilha1.C17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.997cm" svg:height="9.004cm" svg:x="7.82cm" svg:y="11.289cm">
            <draw:object draw:notify-on-update-of-ranges="Planilha1.B1:Planilha1.B1 Planilha1.B1:Planilha1.B17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v_prof</text:p>
          </table:table-cell>
          <table:table-cell office:value-type="string" calcext:value-type="string">
            <text:p>aceleraca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3.2466" calcext:value-type="float">
            <text:p>43,2466</text:p>
          </table:table-cell>
          <table:table-cell table:formula="of:=([.B2]/[.B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.5297" calcext:value-type="float">
            <text:p>21,5297</text:p>
          </table:table-cell>
          <table:table-cell table:formula="of:=[.B2]/[.$B3]" office:value-type="float" office:value="2.0086949655592" calcext:value-type="float">
            <text:p>2,008694965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.8039" calcext:value-type="float">
            <text:p>14,8039</text:p>
          </table:table-cell>
          <table:table-cell table:formula="of:=[.B2]/[.$B4]" office:value-type="float" office:value="2.9212977661292" calcext:value-type="float">
            <text:p>2,921297766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7.0987" calcext:value-type="float">
            <text:p>17,0987</text:p>
          </table:table-cell>
          <table:table-cell table:formula="of:=[.B2]/[.$B5]" office:value-type="float" office:value="2.52923321656032" calcext:value-type="float">
            <text:p>2,529233216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.580724" calcext:value-type="float">
            <text:p>15,580724</text:p>
          </table:table-cell>
          <table:table-cell table:formula="of:=[.B2]/[.$B6]" office:value-type="float" office:value="2.77564765283051" calcext:value-type="float">
            <text:p>2,775647652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.6727" calcext:value-type="float">
            <text:p>13,6727</text:p>
          </table:table-cell>
          <table:table-cell table:formula="of:=[.B2]/[.$B7]" office:value-type="float" office:value="3.16298902191959" calcext:value-type="float">
            <text:p>3,162989021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.472563" calcext:value-type="float">
            <text:p>11,472563</text:p>
          </table:table-cell>
          <table:table-cell table:formula="of:=[.B2]/[.$B8]" office:value-type="float" office:value="3.76956744539123" calcext:value-type="float">
            <text:p>3,769567445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.468304" calcext:value-type="float">
            <text:p>10,468304</text:p>
          </table:table-cell>
          <table:table-cell table:formula="of:=[.B2]/[.$B9]" office:value-type="float" office:value="4.13119450868068" calcext:value-type="float">
            <text:p>4,131194508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.532729" calcext:value-type="float">
            <text:p>10,532729</text:p>
          </table:table-cell>
          <table:table-cell table:formula="of:=[.B2]/[.$B9]" office:value-type="float" office:value="4.13119450868068" calcext:value-type="float">
            <text:p>4,131194508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.715364" calcext:value-type="float">
            <text:p>10,715364</text:p>
          </table:table-cell>
          <table:table-cell table:formula="of:=[.B2]/[.$B10]" office:value-type="float" office:value="4.10592544439338" calcext:value-type="float">
            <text:p>4,105925444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.730451" calcext:value-type="float">
            <text:p>10,730451</text:p>
          </table:table-cell>
          <table:table-cell table:formula="of:=[.B2]/[.$B11]" office:value-type="float" office:value="4.03594315601411" calcext:value-type="float">
            <text:p>4,03594315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.490978" calcext:value-type="float">
            <text:p>10,490978</text:p>
          </table:table-cell>
          <table:table-cell table:formula="of:=[.B2]/[.$B13]" office:value-type="float" office:value="4.12226581735278" calcext:value-type="float">
            <text:p>4,122265817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.596572" calcext:value-type="float">
            <text:p>10,596572</text:p>
          </table:table-cell>
          <table:table-cell table:formula="of:=[.B2]/[.$B13]" office:value-type="float" office:value="4.12226581735278" calcext:value-type="float">
            <text:p>4,122265817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.463216" calcext:value-type="float">
            <text:p>10,463216</text:p>
          </table:table-cell>
          <table:table-cell table:formula="of:=[.B2]/[.$B14]" office:value-type="float" office:value="4.08118776525088" calcext:value-type="float">
            <text:p>4,081187765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.599407" calcext:value-type="float">
            <text:p>10,599407</text:p>
          </table:table-cell>
          <table:table-cell table:formula="of:=[.B2]/[.$B15]" office:value-type="float" office:value="4.13320340514809" calcext:value-type="float">
            <text:p>4,133203405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.543648" calcext:value-type="float">
            <text:p>10,543648</text:p>
          </table:table-cell>
          <table:table-cell table:formula="of:=[.B2]/[.$B16]" office:value-type="float" office:value="4.08009617896548" calcext:value-type="float">
            <text:p>4,080096179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/>
          <table:table-cell office:value-type="string" calcext:value-type="string">
            <text:p>2kx2k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6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6T15:57:34.955955866</meta:creation-date>
    <dc:date>2016-09-06T16:27:51.895960114</dc:date>
    <meta:editing-duration>PT15M6S</meta:editing-duration>
    <meta:editing-cycles>1</meta:editing-cycles>
    <meta:document-statistic meta:table-count="1" meta:cell-count="52" meta:object-count="2"/>
    <meta:generator>LibreOffice/4.2.8.2$Linux_X86_64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pt" number:country="B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line" chart:style-name="ch1">
        <chart:title svg:x="5.76cm" svg:y="0.316cm" chart:style-name="ch2">
          <text:p>Threads x Aceleracao</text:p>
        </chart:title>
        <chart:legend chart:legend-position="end" svg:x="12.989cm" svg:y="4.201cm" style:legend-expansion="high" chart:style-name="ch3"/>
        <chart:plot-area chart:style-name="ch4" chart:data-source-has-labels="both" svg:x="0.32cm" svg:y="1.301cm" svg:width="12.349cm" svg:height="7.519cm">
          <chartooo:coordinate-region svg:x="1.047cm" svg:y="1.5cm" svg:width="11.436cm" svg:height="6.673cm"/>
          <chart:axis chart:dimension="x" chart:name="primary-x" chart:style-name="ch5" chartooo:axis-type="text">
            <chart:categories table:cell-range-address="local-table.$A$2:.$A$1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17" chart:label-cell-address="local-table.$B$1" chart:class="chart:line">
            <chart:data-point chart:repeated="1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eleracao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0086949655592">
                <text:p>2.008694965559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9212977661292">
                <text:p>2.92129776612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52923321656032">
                <text:p>2.5292332165603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77564765283051">
                <text:p>2.7756476528305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16298902191959">
                <text:p>3.1629890219195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76956744539123">
                <text:p>3.7695674453912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.13119450868068">
                <text:p>4.1311945086806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.13119450868068">
                <text:p>4.1311945086806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10592544439338">
                <text:p>4.1059254443933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.03594315601411">
                <text:p>4.0359431560141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12226581735278">
                <text:p>4.1222658173527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.12226581735278">
                <text:p>4.1222658173527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.08118776525088">
                <text:p>4.0811877652508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.13320340514809">
                <text:p>4.1332034051480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.08009617896548">
                <text:p>4.0800961789654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title svg:x="5.786cm" svg:y="0.316cm" chart:style-name="ch2">
          <text:p>Threads x Velocidade</text:p>
        </chart:title>
        <chart:legend chart:legend-position="end" svg:x="13.701cm" svg:y="4.203cm" style:legend-expansion="high" chart:style-name="ch3"/>
        <chart:plot-area chart:style-name="ch4" table:cell-range-address="Planilha1.B1:Planilha1.B17" chart:data-source-has-labels="row" svg:x="0.319cm" svg:y="1.301cm" svg:width="13.063cm" svg:height="7.524cm">
          <chartooo:coordinate-region svg:x="0.94cm" svg:y="1.5cm" svg:width="12.255cm" svg:height="6.678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Planilha1.B1:Planilha1.B17" chart:label-cell-address="Planilha1.B1:Planilha1.B1" chart:class="chart:line">
            <chart:data-point chart:repeated="1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_prof</text:p>
                <draw:g>
                  <svg:desc>Planilha1.B1:Planilha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Planilha1.B1:Planilha1.B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3.2466">
                <text:p>43.246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1.5297">
                <text:p>21.529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.8039">
                <text:p>14.803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7.0987">
                <text:p>17.098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.580724">
                <text:p>15.58072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.6727">
                <text:p>13.672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.472563">
                <text:p>11.47256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.468304">
                <text:p>10.46830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.532729">
                <text:p>10.53272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.715364">
                <text:p>10.71536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.730451">
                <text:p>10.73045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.490978">
                <text:p>10.49097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.596572">
                <text:p>10.59657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.463216">
                <text:p>10.46321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.599407">
                <text:p>10.59940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.543648">
                <text:p>10.54364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